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eeeeee" draw:fill-image-width="0cm" draw:fill-image-height="0cm"/>
    </style:style>
    <style:style style:name="gr1" style:family="graphic" style:parent-style-name="standard">
      <style:graphic-properties draw:textarea-horizontal-align="justify" draw:textarea-vertical-align="top" draw:auto-grow-height="false" fo:min-height="13.738cm" fo:min-width="15.988cm"/>
    </style:style>
    <style:style style:name="gr2" style:family="graphic" style:parent-style-name="standard">
      <style:graphic-properties draw:fill="solid" draw:fill-color="#ff9999" draw:textarea-horizontal-align="justify" draw:textarea-vertical-align="top" draw:auto-grow-height="false" fo:min-height="10.41cm" fo:min-width="2.66cm"/>
    </style:style>
    <style:style style:name="gr3" style:family="graphic" style:parent-style-name="standard">
      <style:graphic-properties draw:fill-color="#aea79f" draw:textarea-horizontal-align="justify" draw:textarea-vertical-align="middle" draw:auto-grow-height="false" fo:min-height="1.372cm" fo:min-width="1.134cm" fo:wrap-option="no-wrap"/>
    </style:style>
    <style:style style:name="gr4" style:family="graphic" style:parent-style-name="standard">
      <style:graphic-properties draw:fill-color="#cfe7f5" draw:textarea-horizontal-align="justify" draw:textarea-vertical-align="top" draw:auto-grow-height="false" fo:min-height="9.676cm" fo:min-width="10.426cm"/>
    </style:style>
    <style:style style:name="gr5" style:family="graphic" style:parent-style-name="standard">
      <style:graphic-properties draw:fill-color="#ffffcc" draw:textarea-horizontal-align="justify" draw:textarea-vertical-align="middle" draw:auto-grow-height="false" fo:min-height="2.006cm" fo:min-width="2.756cm"/>
    </style:style>
    <style:style style:name="gr6" style:family="graphic" style:parent-style-name="standard">
      <style:graphic-properties draw:fill-color="#ffffcc" draw:fill-image-width="0cm" draw:fill-image-height="0cm" draw:textarea-horizontal-align="justify" draw:textarea-vertical-align="middle" draw:auto-grow-height="false" fo:min-height="2.006cm" fo:min-width="2.756cm"/>
    </style:style>
    <style:style style:name="gr7" style:family="graphic" style:parent-style-name="standard">
      <style:graphic-properties draw:fill-color="#ff950e" draw:textarea-horizontal-align="justify" draw:textarea-vertical-align="middle" draw:auto-grow-height="false" fo:min-height="2.006cm" fo:min-width="2.756cm"/>
    </style:style>
    <style:style style:name="gr8" style:family="graphic" style:parent-style-name="standard">
      <style:graphic-properties draw:stroke="none" svg:stroke-color="#000000" draw:fill="none" draw:fill-color="#ffffff" draw:textarea-horizontal-align="left" draw:auto-grow-height="true" draw:auto-grow-width="false" fo:min-height="1.026cm" fo:min-width="0cm"/>
    </style:style>
    <style:style style:name="gr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P1" style:family="paragraph">
      <style:paragraph-properties fo:text-align="center"/>
    </style:style>
    <style:style style:name="P2" style:family="paragraph">
      <loext:graphic-properties draw:fill="solid" draw:fill-color="#ff9999"/>
      <style:paragraph-properties fo:text-align="center"/>
    </style:style>
    <style:style style:name="P3" style:family="paragraph">
      <loext:graphic-properties draw:fill-color="#aea79f"/>
      <style:paragraph-properties fo:text-align="center"/>
    </style:style>
    <style:style style:name="P4" style:family="paragraph">
      <loext:graphic-properties draw:fill-color="#cfe7f5"/>
      <style:paragraph-properties fo:text-align="center"/>
    </style:style>
    <style:style style:name="P5" style:family="paragraph">
      <loext:graphic-properties draw:fill-color="#ffffcc"/>
      <style:paragraph-properties fo:text-align="center"/>
    </style:style>
    <style:style style:name="P6" style:family="paragraph">
      <loext:graphic-properties draw:fill-color="#ffffcc" draw:fill-image-width="0cm" draw:fill-image-height="0cm"/>
      <style:paragraph-properties fo:text-align="center"/>
    </style:style>
    <style:style style:name="P7" style:family="paragraph">
      <loext:graphic-properties draw:fill-color="#ff950e"/>
      <style:paragraph-properties fo:text-align="center"/>
    </style:style>
    <style:style style:name="P8" style:family="paragraph">
      <loext:graphic-properties draw:fill="none" draw:fill-color="#ffffff"/>
      <style:text-properties fo:font-size="26pt" style:font-size-asian="18pt" style:font-size-complex="18pt"/>
    </style:style>
    <style:style style:name="P9" style:family="paragraph">
      <loext:graphic-properties draw:fill="none"/>
      <style:paragraph-properties fo:text-align="center"/>
    </style:style>
    <style:style style:name="T1" style:family="text">
      <style:text-properties fo:font-size="2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5.5cm" svg:x="1.5cm" svg:y="3cm">
          <text:p text:style-name="P1">environ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5cm" svg:height="11cm" svg:x="2.5cm" svg:y="5cm">
          <text:p text:style-name="P1">public</text:p>
          <text:p text:style-name="P1">subn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5cm" svg:height="2.5cm" svg:x="1cm" svg:y="9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12cm" svg:height="11cm" svg:x="7cm" svg:y="5cm">
          <text:p text:style-name="P1">private</text:p>
          <text:p text:style-name="P1">subn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cm" svg:height="2.5cm" svg:x="4.5cm" svg:y="7cm">
          <text:p text:style-name="P1">jumpho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5cm" svg:height="2.5cm" svg:x="14.5cm" svg:y="6cm">
          <text:p text:style-name="P1">fluent</text:p>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cm" svg:height="2.5cm" svg:x="14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cm" svg:height="2.5cm" svg:x="14.5cm" svg:y="9.5cm">
          <text:p text:style-name="P1">consul</text:p>
          <text:p text:style-name="P1">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cm" svg:height="2.5cm" svg:x="14.5cm" svg:y="12.5cm">
          <text:p text:style-name="P1">C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3.5cm" svg:height="2.5cm" svg:x="9cm" svg:y="9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2" draw:id="id2" draw:layer="layout" svg:width="3.5cm" svg:height="2.5cm" svg:x="9.5cm" svg:y="9.5cm">
          <text:p text:style-name="P1">application</text:p>
          <text:p text:style-name="P1">http(s)</text:p>
          <text:p text:style-name="P1">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1" draw:id="id1" draw:layer="layout" svg:width="3.5cm" svg:height="2.5cm" svg:x="4.5cm" svg:y="11cm">
          <text:p text:style-name="P1">load</text:p>
          <text:p text:style-name="P1">balan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cm" svg:height="2.5cm" svg:x="8.5cm" svg:y="15.5cm">
          <text:p text:style-name="P1">RD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cm" svg:height="2.5cm" svg:x="12.5cm" svg:y="15.5cm">
          <text:p text:style-name="P1">EF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7.559cm" svg:height="1.276cm" svg:x="6.941cm" svg:y="1.5cm">
          <draw:text-box>
            <text:p><text:span text:style-name="T1">Account Diagram</text:span></text:p>
          </draw:text-box>
        </draw:frame>
        <draw:connector draw:style-name="gr9" draw:text-style-name="P9" draw:layer="layout" svg:x1="8cm" svg:y1="12.25cm" svg:x2="9.5cm" svg:y2="10.75cm" draw:start-shape="id1" draw:start-glue-point="1" draw:end-shape="id2" draw:end-glue-point="3" svg:d="M8000 12250h751v-1500h749" svg:viewBox="0 0 1501 1501">
          <text:p/>
        </draw:connector>
        <draw:connector draw:style-name="gr9" draw:text-style-name="P9" draw:layer="layout" draw:line-skew="0cm -2.002cm 4.501cm" svg:x1="8cm" svg:y1="12.25cm" svg:x2="9cm" svg:y2="10.25cm" draw:start-shape="id1" draw:start-glue-point="1" draw:end-shape="id3" draw:end-glue-point="3" svg:d="M8000 12250h502v-250h-2v-1750h500" svg:viewBox="0 0 1001 20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006cm" fo:page-height="20.32cm" style:print-orientation="portrait"/>
    </style:page-layout>
    <style:style style:name="Mdp1" style:family="drawing-page">
      <style:drawing-page-properties draw:background-size="border" draw:fill="solid" draw:fill-color="#eeeee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27M55S</meta:editing-duration>
    <meta:editing-cycles>9</meta:editing-cycles>
    <meta:generator>LibreOffice/5.1.4.2$Linux_X86_64 LibreOffice_project/10m0$Build-2</meta:generator>
    <dc:date>2016-09-09T08:24:24.787346973</dc:date>
    <meta:document-statistic meta:object-count="17"/>
  </office:meta>
</office:document-meta>
</file>